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d45" officeooo:paragraph-rsid="001ebd45" style:font-weight-asian="bold" style:font-weight-complex="bold"/>
    </style:style>
    <style:style style:name="P2" style:family="paragraph" style:parent-style-name="Standard">
      <style:text-properties fo:font-weight="normal" officeooo:rsid="001ebd45" officeooo:paragraph-rsid="001ebd45" style:font-weight-asian="normal" style:font-weight-complex="normal"/>
    </style:style>
    <style:style style:name="P3" style:family="paragraph" style:parent-style-name="Standard" style:list-style-name="L1">
      <style:text-properties officeooo:rsid="001ebd45" officeooo:paragraph-rsid="001ebd45"/>
    </style:style>
    <style:style style:name="P4" style:family="paragraph" style:parent-style-name="Standard" style:list-style-name="L1">
      <style:text-properties officeooo:paragraph-rsid="001ebd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bd4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 pro schválení po konzultaci</text:p>
      <text:list xml:id="list1659906570870502160" text:style-name="L1">
        <text:list-item>
          <text:p text:style-name="P4"><text:span text:style-name="T2">Při výpisu všech zaměstnanců v pobočce se doimplementuje vyhledávání zaměstnanců podle jména a kategorie.</text:span></text:p>
        </text:list-item>
        <text:list-item>
          <text:p text:style-name="P3"><text:span text:style-name="T1">Při vytváření hodnocení se budou otázky zabalovat a rozbalovat po kliknutí na určitého zaměstnance.</text:span></text:p>
        </text:list-item>
        <text:list-item>
          <text:p text:style-name="P3"><text:span text:style-name="T1">Na stránce s výpisem hodnocení bude jedna tabulka ještě s nevyplněnými hodnoceními a druhá již s vyplněnými ne které se bude kliknutím možné podívat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0:15:58.519000000</meta:creation-date>
    <dc:date>2015-09-11T16:28:21.078000000</dc:date>
    <meta:editing-duration>PT6H10M36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4" meta:word-count="60" meta:character-count="395" meta:non-whitespace-character-count="342"/>
  </office:meta>
</office:document-meta>
</file>